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2cm"/>
    </style:style>
    <style:style style:name="co2" style:family="table-column">
      <style:table-column-properties fo:break-before="auto" style:column-width="4.06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cc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cc" fo:border-left="none" fo:border-right="0.002cm solid #000000" fo:border-top="none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fo:background-color="#cccccc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02cm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6" table:default-cell-style-name="Default"/>
        <table:table-column table:style-name="co3" table:number-columns-repeated="1017" table:default-cell-style-name="Default"/>
        <table:table-row table:style-name="ro1">
          <table:table-cell table:style-name="ce1"/>
          <table:table-cell table:style-name="ce4" office:value-type="string">
            <text:p>Strength</text:p>
          </table:table-cell>
          <table:table-cell table:style-name="ce4" office:value-type="string">
            <text:p>Dexterity</text:p>
          </table:table-cell>
          <table:table-cell table:style-name="ce4" office:value-type="string">
            <text:p>Constitution</text:p>
          </table:table-cell>
          <table:table-cell table:style-name="ce4" office:value-type="string">
            <text:p>Magic</text:p>
          </table:table-cell>
          <table:table-cell table:style-name="ce4" office:value-type="string">
            <text:p>Willpower</text:p>
          </table:table-cell>
          <table:table-cell table:style-name="ce4" office:value-type="string">
            <text:p>Cunning</text:p>
          </table:table-cell>
          <table:table-cell table:style-name="ce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erserker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Bulwark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Archer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Arcane Blade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Brawler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Rogue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Shadowblade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Marauder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Alchemist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table:style-name="ce3" office:value-type="string">
            <text:p>Archmage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2.571cm" svg:x="20.046cm" svg:y="4.575cm" draw:caption-point-x="-0.61cm" draw:caption-point-y="1.511cm">
              <dc:date>2011-11-21T00:00:00</dc:date>
              <text:p text:style-name="P1">A raging storm of destruction; impossible to avoid effects even for the caster</text:p>
            </office:annotation>
            <text:p>Spellblaze Storm</text:p>
          </table:table-cell>
          <table:table-cell table:style-name="ce5" office:value-type="string">
            <office:annotation draw:style-name="gr1" draw:text-style-name="P1" svg:width="2.899cm" svg:height="2.571cm" svg:x="24.1cm" svg:y="4.575cm" draw:caption-point-x="-0.61cm" draw:caption-point-y="1.511cm">
              <dc:date>2011-11-21T00:00:00</dc:date>
              <text:p text:style-name="P1">Half current mana drained + arcane explosion based on mana spent + mana regen</text:p>
            </office:annotation>
            <text:p>Arcane Overload</text:p>
          </table:table-cell>
          <table:table-cell table:style-name="ce5" office:value-type="string">
            <office:annotation draw:style-name="gr1" draw:text-style-name="P1" svg:width="2.899cm" svg:height="1.781cm" svg:x="28.154cm" svg:y="4.575cm" draw:caption-point-x="-0.61cm" draw:caption-point-y="1.511cm">
              <dc:date>2011-11-21T00:00:00</dc:date>
              <text:p text:style-name="P1">Allows direct damage spells to triggers crosstier effect</text:p>
            </office:annotation>
            <text:p>Overpowering Spells</text:p>
          </table:table-cell>
          <table:table-cell table:number-columns-repeated="1017"/>
        </table:table-row>
        <table:table-row table:style-name="ro1">
          <table:table-cell office:value-type="string">
            <text:p>Necromancer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Summoner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Wyrmic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table:style-name="ce3" office:value-type="string">
            <text:p>Sun Paladin</text:p>
          </table:table-cell>
          <table:table-cell table:style-name="ce5" office:value-type="string">
            <office:annotation draw:style-name="gr1" draw:text-style-name="P1" svg:width="2.899cm" svg:height="0.991cm" svg:x="7.884cm" svg:y="7.38cm" draw:caption-point-x="-0.61cm" draw:caption-point-y="1.511cm">
              <dc:date>2011-11-21T00:00:00</dc:date>
              <text:p text:style-name="P1">Weapon weight-based damage</text:p>
            </office:annotation>
            <text:p>Gravitic Blow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2.571cm" svg:x="15.992cm" svg:y="7.38cm" draw:caption-point-x="-0.61cm" draw:caption-point-y="1.511cm">
              <dc:date>2011-11-21T00:00:00</dc:date>
              <text:p text:style-name="P1">Shield; all damage taken is /100 and goes to power Positive energy; when full it explodes</text:p>
            </office:annotation>
            <text:p>Fortress of Light</text:p>
          </table:table-cell>
          <table:table-cell table:style-name="ce5" office:value-type="string">
            <text:p>Supernovae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 office:value-type="string">
            <text:p>Anorithil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Reaver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Corruptor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1.781cm" svg:x="20.046cm" svg:y="9.25cm" draw:caption-point-x="-0.61cm" draw:caption-point-y="1.511cm">
              <dc:date>2011-11-21T00:00:00</dc:date>
              <text:p text:style-name="P1">Corruptions have a chance to trigger special crosstier effects</text:p>
            </office:annotation>
            <text:p>Blighted Supremacy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Cursed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Doomed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Temporal Warden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Paradox Mage</text:p>
          </table:table-cell>
          <table:table-cell table:style-name="ce5" table:number-columns-repeated="3"/>
          <table:table-cell table:style-name="ce5" office:value-type="string">
            <text:p>Temporal Hazard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Mindslayer</text:p>
          </table:table-cell>
          <table:table-cell table:style-name="ce5" table:number-columns-repeated="6"/>
          <table:table-cell table:number-columns-repeated="1017"/>
        </table:table-row>
        <table:table-row table:style-name="ro1" table:number-rows-repeated="20">
          <table:table-cell/>
          <table:table-cell table:style-name="ce5" table:number-columns-repeated="6"/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21/11/2011</text:date>, <text:time>02:1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1T01:03:52</meta:creation-date>
    <dc:date>2011-11-21T02:16:42</dc:date>
    <meta:editing-duration>PT1H12M52S</meta:editing-duration>
    <meta:editing-cycles>9</meta:editing-cycles>
    <meta:generator>LibreOffice/3.3$Unix LibreOffice_project/330m19$Build-8</meta:generator>
    <meta:document-statistic meta:table-count="3" meta:cell-count="36" meta:object-count="0"/>
  </office:meta>
</office:document-meta>
</file>